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5.052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785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2.48cm"/>
    </style:style>
    <style:style style:name="co19" style:family="table-column">
      <style:table-column-properties fo:break-before="auto" style:column-width="6.0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5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2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ce28"/>
        <table:table-column table:style-name="co11" table:number-columns-repeated="2" table:default-cell-style-name="Default"/>
        <table:table-row table:style-name="ro1">
          <table:table-cell/>
          <table:table-cell table:style-name="ce1"/>
          <table:table-cell table:style-name="ce9" table:number-columns-repeated="4"/>
          <table:table-cell/>
          <table:table-cell table:style-name="Default"/>
          <table:table-cell table:style-name="ce1"/>
          <table:table-cell table:style-name="ce9"/>
          <table:table-cell table:number-columns-repeated="7"/>
        </table:table-row>
        <table:table-row table:style-name="ro2">
          <table:table-cell/>
          <table:table-cell table:style-name="ce1"/>
          <table:table-cell table:style-name="ce10" office:value-type="string" calcext:value-type="string">
            <text:p>KONAMI</text:p>
          </table:table-cell>
          <table:table-cell table:style-name="ce9" table:number-columns-repeated="3"/>
          <table:table-cell/>
          <table:table-cell table:style-name="Default"/>
          <table:table-cell table:style-name="ce37" office:value-type="string" calcext:value-type="string">
            <text:p>M6809</text:p>
          </table:table-cell>
          <table:table-cell table:number-columns-repeated="3"/>
          <table:table-cell table:style-name="ce40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 table:number-columns-repeated="4"/>
          <table:table-cell/>
          <table:table-cell table:style-name="Default"/>
          <table:table-cell table:style-name="ce1"/>
          <table:table-cell table:style-name="ce9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1" office:value-type="string" calcext:value-type="string">
            <text:p>Mnem</text:p>
          </table:table-cell>
          <table:table-cell table:style-name="ce11" office:value-type="string" calcext:value-type="string">
            <text:p>Mode</text:p>
          </table:table-cell>
          <table:table-cell table:style-name="ce11" office:value-type="string" calcext:value-type="string">
            <text:p>~ cycles</text:p>
          </table:table-cell>
          <table:table-cell table:style-name="ce11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1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1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2" office:value-type="string" calcext:value-type="string">
            <text:p>LEAX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2" office:value-type="string" calcext:value-type="string">
            <text:p>LEAY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2" office:value-type="string" calcext:value-type="string">
            <text:p>LEAU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2" office:value-type="string" calcext:value-type="string">
            <text:p>LEAS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2" office:value-type="string" calcext:value-type="string">
            <text:p>PUSH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2" office:value-type="string" calcext:value-type="string">
            <text:p>PUSHU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2" office:value-type="string" calcext:value-type="string">
            <text:p>PULLS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2" office:value-type="string" calcext:value-type="string">
            <text:p>PULLU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3" office:value-type="string" calcext:value-type="string">
            <text:p>LDA</text:p>
          </table:table-cell>
          <table:table-cell table:style-name="ce16" office:value-type="string" calcext:value-type="string">
            <text:p>IMM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2" office:value-type="string" calcext:value-type="string">
            <text:p>LD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2" office:value-type="string" calcext:value-type="string">
            <text:p>LD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4-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2" office:value-type="string" calcext:value-type="string">
            <text:p>LD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2" office:value-type="string" calcext:value-type="string">
            <text:p>ADD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2" office:value-type="string" calcext:value-type="string">
            <text:p>ADD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2" office:value-type="string" calcext:value-type="string">
            <text:p>ADD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2" office:value-type="string" calcext:value-type="string">
            <text:p>ADD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2" office:value-type="string" calcext:value-type="string">
            <text:p>ADC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2" office:value-type="string" calcext:value-type="string">
            <text:p>ADC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2" office:value-type="string" calcext:value-type="string">
            <text:p>ADC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2" office:value-type="string" calcext:value-type="string">
            <text:p>ADC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2" office:value-type="string" calcext:value-type="string">
            <text:p>SUB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2" office:value-type="string" calcext:value-type="string">
            <text:p>SUB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2" office:value-type="string" calcext:value-type="string">
            <text:p>SUB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2" office:value-type="string" calcext:value-type="string">
            <text:p>SUB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office:value-type="string" calcext:value-type="string">
            <text:p>SBCA</text:p>
          </table:table-cell>
          <table:table-cell table:style-name="ce16" office:value-type="string" calcext:value-type="string">
            <text:p>IMM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2" office:value-type="string" calcext:value-type="string">
            <text:p>SBC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2" office:value-type="string" calcext:value-type="string">
            <text:p>SBC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2" office:value-type="string" calcext:value-type="string">
            <text:p>SBC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2" office:value-type="string" calcext:value-type="string">
            <text:p>AND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2" office:value-type="string" calcext:value-type="string">
            <text:p>AND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2" office:value-type="string" calcext:value-type="string">
            <text:p>AND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2" office:value-type="string" calcext:value-type="string">
            <text:p>AND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2" office:value-type="string" calcext:value-type="string">
            <text:p>BIT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2" office:value-type="string" calcext:value-type="string">
            <text:p>BIT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2" office:value-type="string" calcext:value-type="string">
            <text:p>BIT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2" office:value-type="string" calcext:value-type="string">
            <text:p>BIT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2" office:value-type="string" calcext:value-type="string">
            <text:p>EOR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2" office:value-type="string" calcext:value-type="string">
            <text:p>EOR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2" office:value-type="string" calcext:value-type="string">
            <text:p>EOR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2" office:value-type="string" calcext:value-type="string">
            <text:p>EOR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office:value-type="string" calcext:value-type="string">
            <text:p>ORA</text:p>
          </table:table-cell>
          <table:table-cell table:style-name="ce16" office:value-type="string" calcext:value-type="string">
            <text:p>IMM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2" office:value-type="string" calcext:value-type="string">
            <text:p>OR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2" office:value-type="string" calcext:value-type="string">
            <text:p>OR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2" office:value-type="string" calcext:value-type="string">
            <text:p>OR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2" office:value-type="string" calcext:value-type="string">
            <text:p>CMP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2" office:value-type="string" calcext:value-type="string">
            <text:p>CMP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2" office:value-type="string" calcext:value-type="string">
            <text:p>CMP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2" office:value-type="string" calcext:value-type="string">
            <text:p>CMP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4" office:value-type="string" calcext:value-type="string">
            <text:p>SETLINES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4" office:value-type="string" calcext:value-type="string">
            <text:p>SETLINES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2" office:value-type="string" calcext:value-type="string">
            <text:p>ST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3-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2" office:value-type="string" calcext:value-type="string">
            <text:p>ST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4-5-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2" office:value-type="string" calcext:value-type="string">
            <text:p>ANDCC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2" office:value-type="string" calcext:value-type="string">
            <text:p>ORCC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2" office:value-type="string" calcext:value-type="string">
            <text:p>EXG</text:p>
          </table:table-cell>
          <table:table-cell table:style-name="ce15" office:value-type="string" calcext:value-type="string">
            <text:p>IMM_R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2" office:value-type="string" calcext:value-type="string">
            <text:p>TFR</text:p>
          </table:table-cell>
          <table:table-cell table:style-name="ce15" office:value-type="string" calcext:value-type="string">
            <text:p>IMM_R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office:value-type="string" calcext:value-type="string">
            <text:p>LDD</text:p>
          </table:table-cell>
          <table:table-cell table:style-name="ce16" office:value-type="string" calcext:value-type="string">
            <text:p>IMM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2" office:value-type="string" calcext:value-type="string">
            <text:p>LDD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4-6-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2" office:value-type="string" calcext:value-type="string">
            <text:p>LDX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2" office:value-type="string" calcext:value-type="string">
            <text:p>LDX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2" office:value-type="string" calcext:value-type="string">
            <text:p>LDY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2" office:value-type="string" calcext:value-type="string">
            <text:p>LDY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2" office:value-type="string" calcext:value-type="string">
            <text:p>LDU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2" office:value-type="string" calcext:value-type="string">
            <text:p>LDU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2" office:value-type="string" calcext:value-type="string">
            <text:p>LDS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2" office:value-type="string" calcext:value-type="string">
            <text:p>LDS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2" office:value-type="string" calcext:value-type="string">
            <text:p>CMPD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2" office:value-type="string" calcext:value-type="string">
            <text:p>CMPD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4-7-8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2" office:value-type="string" calcext:value-type="string">
            <text:p>CMPX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2" office:value-type="string" calcext:value-type="string">
            <text:p>CMPX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2" office:value-type="string" calcext:value-type="string">
            <text:p>CMPY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2" office:value-type="string" calcext:value-type="string">
            <text:p>CMPY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office:value-type="string" calcext:value-type="string">
            <text:p>CMPU</text:p>
          </table:table-cell>
          <table:table-cell table:style-name="ce16" office:value-type="string" calcext:value-type="string">
            <text:p>IMM</text:p>
          </table:table-cell>
          <table:table-cell table:style-name="ce1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2" office:value-type="string" calcext:value-type="string">
            <text:p>CMPU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2" office:value-type="string" calcext:value-type="string">
            <text:p>CMPS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2" office:value-type="string" calcext:value-type="string">
            <text:p>CMPS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2" office:value-type="string" calcext:value-type="string">
            <text:p>ADDD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2" office:value-type="string" calcext:value-type="string">
            <text:p>ADDD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6-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2" office:value-type="string" calcext:value-type="string">
            <text:p>SUBD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2" office:value-type="string" calcext:value-type="string">
            <text:p>SUBD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6-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IDX</text:p>
          </table:table-cell>
          <table:table-cell table:style-name="ce29" office:value-type="string" calcext:value-type="string">
            <text:p>5 – 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2" office:value-type="string" calcext:value-type="string">
            <text:p>STX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2" office:value-type="string" calcext:value-type="string">
            <text:p>STY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2" office:value-type="string" calcext:value-type="string">
            <text:p>STU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2" office:value-type="string" calcext:value-type="string">
            <text:p>STS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number-columns-repeated="4"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number-columns-repeated="4"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number-columns-repeated="4"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office:value-type="string" calcext:value-type="string">
            <text:p>BRA</text:p>
          </table:table-cell>
          <table:table-cell table:style-name="ce16" office:value-type="string" calcext:value-type="string">
            <text:p>REL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2" office:value-type="string" calcext:value-type="string">
            <text:p>BHI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2" office:value-type="string" calcext:value-type="string">
            <text:p>BCC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2" office:value-type="string" calcext:value-type="string">
            <text:p>BNE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2" office:value-type="string" calcext:value-type="string">
            <text:p>BVC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2" office:value-type="string" calcext:value-type="string">
            <text:p>BPL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2" office:value-type="string" calcext:value-type="string">
            <text:p>BGE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2" office:value-type="string" calcext:value-type="string">
            <text:p>BGT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2" office:value-type="string" calcext:value-type="string">
            <text:p>LBRA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2" office:value-type="string" calcext:value-type="string">
            <text:p>LBHI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2" office:value-type="string" calcext:value-type="string">
            <text:p>LBCC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2" office:value-type="string" calcext:value-type="string">
            <text:p>LBNE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2" office:value-type="string" calcext:value-type="string">
            <text:p>LBVC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2" office:value-type="string" calcext:value-type="string">
            <text:p>LBPL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2" office:value-type="string" calcext:value-type="string">
            <text:p>LBGE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2" office:value-type="string" calcext:value-type="string">
            <text:p>LBGT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office:value-type="string" calcext:value-type="string">
            <text:p>BRN</text:p>
          </table:table-cell>
          <table:table-cell table:style-name="ce16" office:value-type="string" calcext:value-type="string">
            <text:p>REL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2" office:value-type="string" calcext:value-type="string">
            <text:p>BLS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2" office:value-type="string" calcext:value-type="string">
            <text:p>BCS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2" office:value-type="string" calcext:value-type="string">
            <text:p>BEQ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2" office:value-type="string" calcext:value-type="string">
            <text:p>BVS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2" office:value-type="string" calcext:value-type="string">
            <text:p>BMI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2" office:value-type="string" calcext:value-type="string">
            <text:p>BLT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2" office:value-type="string" calcext:value-type="string">
            <text:p>BLE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2" office:value-type="string" calcext:value-type="string">
            <text:p>LBRN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2" office:value-type="string" calcext:value-type="string">
            <text:p>LBLS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2" office:value-type="string" calcext:value-type="string">
            <text:p>LBCS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2" office:value-type="string" calcext:value-type="string">
            <text:p>LBEQ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string" calcext:value-type="string">
            <text:p>4-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2" office:value-type="string" calcext:value-type="string">
            <text:p>LBVS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2" office:value-type="string" calcext:value-type="string">
            <text:p>LBMI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string" calcext:value-type="string">
            <text:p>4-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2" office:value-type="string" calcext:value-type="string">
            <text:p>LBLT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2" office:value-type="string" calcext:value-type="string">
            <text:p>LBLE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office:value-type="string" calcext:value-type="string">
            <text:p>CLRA</text:p>
          </table:table-cell>
          <table:table-cell table:style-name="ce16" office:value-type="string" calcext:value-type="string">
            <text:p>INH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2" office:value-type="string" calcext:value-type="string">
            <text:p>CLR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2" office:value-type="string" calcext:value-type="string">
            <text:p>CLR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6-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2" office:value-type="string" calcext:value-type="string">
            <text:p>COM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2" office:value-type="string" calcext:value-type="string">
            <text:p>COM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2" office:value-type="string" calcext:value-type="string">
            <text:p>COM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2" office:value-type="string" calcext:value-type="string">
            <text:p>NEG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2" office:value-type="string" calcext:value-type="string">
            <text:p>NEG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2" office:value-type="string" calcext:value-type="string">
            <text:p>INC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2" office:value-type="string" calcext:value-type="string">
            <text:p>INC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2" office:value-type="string" calcext:value-type="string">
            <text:p>INC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2" office:value-type="string" calcext:value-type="string">
            <text:p>DEC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2" office:value-type="string" calcext:value-type="string">
            <text:p>DEC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2" office:value-type="string" calcext:value-type="string">
            <text:p>DEC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office:value-type="string" calcext:value-type="string">
            <text:p>TSTA</text:p>
          </table:table-cell>
          <table:table-cell table:style-name="ce16" office:value-type="string" calcext:value-type="string">
            <text:p>INH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2" office:value-type="string" calcext:value-type="string">
            <text:p>TST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2" office:value-type="string" calcext:value-type="string">
            <text:p>TST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5-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2" office:value-type="string" calcext:value-type="string">
            <text:p>LSR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2" office:value-type="string" calcext:value-type="string">
            <text:p>LSR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2" office:value-type="string" calcext:value-type="string">
            <text:p>LSR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2" office:value-type="string" calcext:value-type="string">
            <text:p>ROR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2" office:value-type="string" calcext:value-type="string">
            <text:p>ROR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2" office:value-type="string" calcext:value-type="string">
            <text:p>ROR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2" office:value-type="string" calcext:value-type="string">
            <text:p>ASR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2" office:value-type="string" calcext:value-type="string">
            <text:p>ASR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2" office:value-type="string" calcext:value-type="string">
            <text:p>ASR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2" office:value-type="string" calcext:value-type="string">
            <text:p>ASL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2" office:value-type="string" calcext:value-type="string">
            <text:p>ASL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2" office:value-type="string" calcext:value-type="string">
            <text:p>ASL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office:value-type="string" calcext:value-type="string">
            <text:p>ROLA</text:p>
          </table:table-cell>
          <table:table-cell table:style-name="ce26" office:value-type="string" calcext:value-type="string">
            <text:p>INH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2" office:value-type="string" calcext:value-type="string">
            <text:p>ROL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2" office:value-type="string" calcext:value-type="string">
            <text:p>ROL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4" office:value-type="string" calcext:value-type="string">
            <text:p>LSR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4" office:value-type="string" calcext:value-type="string">
            <text:p>ROR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4" office:value-type="string" calcext:value-type="string">
            <text:p>ASR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4" office:value-type="string" calcext:value-type="string">
            <text:p>ASL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4" office:value-type="string" calcext:value-type="string">
            <text:p>ROL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2" office:value-type="string" calcext:value-type="string">
            <text:p>JMP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2" office:value-type="string" calcext:value-type="string">
            <text:p>JSR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8-9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2" office:value-type="string" calcext:value-type="string">
            <text:p>BSR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5" office:value-type="string" calcext:value-type="string">
            <text:p>LBSR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4" office:value-type="string" calcext:value-type="string">
            <text:p>DECB, JNZ</text:p>
          </table:table-cell>
          <table:table-cell table:style-name="ce15" office:value-type="string" calcext:value-type="string">
            <text:p>REL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4" office:value-type="string" calcext:value-type="string">
            <text:p>DECX, JNZ</text:p>
          </table:table-cell>
          <table:table-cell table:style-name="ce12" office:value-type="string" calcext:value-type="string">
            <text:p>REL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2" office:value-type="string" calcext:value-type="string">
            <text:p>NOP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number-columns-repeated="4"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6" office:value-type="string" calcext:value-type="string">
            <text:p>ABX</text:p>
          </table:table-cell>
          <table:table-cell table:style-name="ce13" office:value-type="string" calcext:value-type="string">
            <text:p>INH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2" office:value-type="string" calcext:value-type="string">
            <text:p>DA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2" office:value-type="string" calcext:value-type="string">
            <text:p>SEX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4" office:value-type="string" calcext:value-type="string">
            <text:p>LMUL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4" office:value-type="string" calcext:value-type="string">
            <text:p>DIV X,B</text:p>
          </table:table-cell>
          <table:table-cell table:style-name="ce15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4" office:value-type="string" calcext:value-type="string">
            <text:p>BMOVE Y,X,U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4" office:value-type="string" calcext:value-type="string">
            <text:p>MOVE Y,X,U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7" office:value-type="string" calcext:value-type="string">
            <text:p>LSR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7" office:value-type="string" calcext:value-type="string">
            <text:p>LSR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7" office:value-type="string" calcext:value-type="string">
            <text:p>ROR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7" office:value-type="string" calcext:value-type="string">
            <text:p>ROR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7" office:value-type="string" calcext:value-type="string">
            <text:p>ASR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7" office:value-type="string" calcext:value-type="string">
            <text:p>ASR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7" office:value-type="string" calcext:value-type="string">
            <text:p>ASL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7" office:value-type="string" calcext:value-type="string">
            <text:p>ASL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8" office:value-type="string" calcext:value-type="string">
            <text:p>ROLD</text:p>
          </table:table-cell>
          <table:table-cell table:style-name="ce16" office:value-type="string" calcext:value-type="string">
            <text:p>IMM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7" office:value-type="string" calcext:value-type="string">
            <text:p>ROL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9" office:value-type="string" calcext:value-type="string">
            <text:p>CLRD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4" office:value-type="string" calcext:value-type="string">
            <text:p>104F</text:p>
          </table:table-cell>
          <table:table-cell table:style-name="ce34" office:value-type="string" calcext:value-type="string">
            <text:p>3 (2)</text:p>
          </table:table-cell>
          <table:table-cell table:style-name="ce32" office:value-type="float" office:value="2" calcext:value-type="float">
            <text:p>2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4" office:value-type="string" calcext:value-type="string">
            <text:p>CLR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/>
          <table:table-cell table:style-name="ce23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9" office:value-type="string" calcext:value-type="string">
            <text:p>NEGD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4" office:value-type="string" calcext:value-type="string">
            <text:p>1040</text:p>
          </table:table-cell>
          <table:table-cell table:style-name="ce34" office:value-type="string" calcext:value-type="string">
            <text:p>3 (2)</text:p>
          </table:table-cell>
          <table:table-cell table:style-name="ce32" office:value-type="float" office:value="2" calcext:value-type="float">
            <text:p>2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4" office:value-type="string" calcext:value-type="string">
            <text:p>NEG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9" office:value-type="string" calcext:value-type="string">
            <text:p>INCD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4" office:value-type="string" calcext:value-type="string">
            <text:p>104C</text:p>
          </table:table-cell>
          <table:table-cell table:style-name="ce34" office:value-type="string" calcext:value-type="string">
            <text:p>3 (2)</text:p>
          </table:table-cell>
          <table:table-cell table:style-name="ce32" office:value-type="float" office:value="2" calcext:value-type="float">
            <text:p>2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4" office:value-type="string" calcext:value-type="string">
            <text:p>INC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9" office:value-type="string" calcext:value-type="string">
            <text:p>DECD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4" office:value-type="string" calcext:value-type="string">
            <text:p>104A</text:p>
          </table:table-cell>
          <table:table-cell table:style-name="ce34" office:value-type="string" calcext:value-type="string">
            <text:p>3 (2)</text:p>
          </table:table-cell>
          <table:table-cell table:style-name="ce32" office:value-type="float" office:value="2" calcext:value-type="float">
            <text:p>2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4" office:value-type="string" calcext:value-type="string">
            <text:p>DEC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--</text:p>
          </table:table-cell>
          <table:table-cell table:style-name="ce15" office:value-type="string" calcext:value-type="string">
            <text:p>-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9" office:value-type="string" calcext:value-type="string">
            <text:p>TSTD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4" office:value-type="string" calcext:value-type="string">
            <text:p>104D</text:p>
          </table:table-cell>
          <table:table-cell table:style-name="ce34" office:value-type="string" calcext:value-type="string">
            <text:p>3 (2)</text:p>
          </table:table-cell>
          <table:table-cell table:style-name="ce32" office:value-type="float" office:value="2" calcext:value-type="float">
            <text:p>2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4" office:value-type="string" calcext:value-type="string">
            <text:p>TST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/>
          <table:table-cell table:number-columns-repeated="2" table:style-name="ce3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1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4" office:value-type="string" calcext:value-type="string">
            <text:p>ABSA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4" office:value-type="string" calcext:value-type="string">
            <text:p>ABSB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4" office:value-type="string" calcext:value-type="string">
            <text:p>ABSD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4" office:value-type="string" calcext:value-type="string">
            <text:p>BSETA X,U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20" office:value-type="string" calcext:value-type="string">
            <text:p>BSETD X,U</text:p>
          </table:table-cell>
          <table:table-cell table:style-name="ce16" office:value-type="string" calcext:value-type="string">
            <text:p>INH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2" table:number-columns-repeated="4"/>
          <table:table-cell/>
          <table:table-cell table:style-name="ce3" table:number-columns-repeated="2"/>
          <table:table-cell table:style-name="ce12"/>
          <table:table-cell/>
          <table:table-cell table:style-name="ce3" table:number-columns-repeated="2"/>
          <table:table-cell table:style-name="ce12"/>
          <table:table-cell table:number-columns-repeated="3"/>
        </table:table-row>
        <table:table-row table:style-name="ro7">
          <table:table-cell table:number-columns-repeated="17"/>
        </table:table-row>
        <table:table-row table:style-name="ro7">
          <table:table-cell table:number-columns-repeated="13"/>
          <table:table-cell table:style-name="ce23"/>
          <table:table-cell table:number-columns-repeated="3"/>
        </table:table-row>
        <table:table-row table:style-name="ro4">
          <table:table-cell table:number-columns-repeated="2"/>
          <table:table-cell table:style-name="ce21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7"/>
        </table:table-row>
        <table:table-row table:style-name="ro8">
          <table:table-cell table:number-columns-repeated="2"/>
          <table:table-cell table:style-name="ce22" office:value-type="string" calcext:value-type="string">
            <text:p>KONAMI</text:p>
          </table:table-cell>
          <table:table-cell table:style-name="ce27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2"/>
          <table:table-cell table:style-name="ce23"/>
          <table:table-cell table:number-columns-repeated="14"/>
        </table:table-row>
        <table:table-row table:style-name="ro8">
          <table:table-cell table:number-columns-repeated="2"/>
          <table:table-cell table:style-name="ce24" office:value-type="string" calcext:value-type="string">
            <text:p>KONAMI, HITACHI</text:p>
          </table:table-cell>
          <table:table-cell table:style-name="ce27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7"/>
        </table:table-row>
        <table:table-row table:style-name="ro9">
          <table:table-cell table:number-columns-repeated="2"/>
          <table:table-cell table:style-name="ce25" office:value-type="string" calcext:value-type="string">
            <text:p><text:s/>!= <text:s/>#Bytes </text:p>
          </table:table-cell>
          <table:table-cell table:style-name="ce28" office:value-type="string" calcext:value-type="string">
            <text:p>Total 19</text:p>
          </table:table-cell>
          <table:table-cell table:number-columns-repeated="3"/>
          <table:table-cell table:style-name="ce36"/>
          <table:table-cell table:number-columns-repeated="9"/>
        </table:table-row>
        <table:table-row table:style-name="ro7" table:number-rows-repeated="2">
          <table:table-cell table:number-columns-repeated="2"/>
          <table:table-cell table:style-name="ce23"/>
          <table:table-cell table:number-columns-repeated="14"/>
        </table:table-row>
        <table:table-row table:style-name="ro7" table:number-rows-repeated="1048357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ALL Mnem" table:style-name="ta1">
        <table:table-column table:style-name="co11" table:default-cell-style-name="Default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1" table:number-columns-repeated="2" table:default-cell-style-name="Default"/>
        <table:table-column table:style-name="co16" table:default-cell-style-name="Default"/>
        <table:table-row table:style-name="ro7">
          <table:table-cell/>
          <table:table-cell table:style-name="ce28" table:number-columns-repeated="3"/>
          <table:table-cell table:number-columns-repeated="3"/>
        </table:table-row>
        <table:table-row table:style-name="ro10">
          <table:table-cell/>
          <table:table-cell table:style-name="ce42" office:value-type="string" calcext:value-type="string">
            <text:p>KONAMI</text:p>
          </table:table-cell>
          <table:table-cell table:style-name="ce42" office:value-type="string" calcext:value-type="string">
            <text:p>M6809</text:p>
          </table:table-cell>
          <table:table-cell table:style-name="ce42" office:value-type="string" calcext:value-type="string">
            <text:p>HITACHI</text:p>
          </table:table-cell>
          <table:table-cell table:number-columns-repeated="2"/>
          <table:table-cell table:style-name="ce47" office:value-type="string" calcext:value-type="string">
            <text:p>LEGEND</text:p>
          </table:table-cell>
        </table:table-row>
        <table:table-row table:style-name="ro7">
          <table:table-cell/>
          <table:table-cell table:style-name="ce28" table:number-columns-repeated="3"/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2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3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45" office:value-type="string" calcext:value-type="string">
            <text:p>%ABX</text:p>
          </table:table-cell>
          <table:table-cell table:number-columns-repeated="2"/>
          <table:table-cell table:style-name="ce48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%ASL16</text:p>
          </table:table-cell>
          <table:table-cell/>
          <table:table-cell table:style-name="ce23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3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2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28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28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28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ce28"/>
        <table:table-column table:style-name="co19" table:default-cell-style-name="ce28"/>
        <table:table-column table:style-name="co11" table:default-cell-style-name="ce28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1" table:number-rows-spanned="2">
            <text:p>ACUMULATORS</text:p>
          </table:table-cell>
          <table:table-cell table:style-name="ce12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B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A and B</text:p>
          </table:table-cell>
          <table:table-cell table:style-name="ce12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2" office:value-type="string" calcext:value-type="string">
            <text:p>KONAMI</text:p>
          </table:table-cell>
          <table:table-cell/>
          <table:table-cell table:style-name="ce12" office:value-type="string" calcext:value-type="string">
            <text:p>Y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U</text:p>
          </table:table-cell>
          <table:table-cell table:style-name="ce12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S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P</text:p>
          </table:table-cell>
          <table:table-cell table:style-name="ce12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CC</text:p>
          </table:table-cell>
          <table:table-cell table:style-name="ce12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w</text:p>
          </table:table-cell>
          <table:table-cell table:style-name="ce12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1" table:number-rows-spanned="2">
            <text:p>ACUMULATORS</text:p>
          </table:table-cell>
          <table:table-cell table:style-name="ce12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B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A and B</text:p>
          </table:table-cell>
          <table:table-cell table:style-name="ce12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X</text:p>
          </table:table-cell>
          <table:table-cell table:style-name="ce49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2" office:value-type="string" calcext:value-type="string">
            <text:p>M6809</text:p>
          </table:table-cell>
          <table:table-cell/>
          <table:table-cell table:style-name="ce12" office:value-type="string" calcext:value-type="string">
            <text:p>Y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U</text:p>
          </table:table-cell>
          <table:table-cell table:style-name="ce49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S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P</text:p>
          </table:table-cell>
          <table:table-cell table:style-name="ce12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CC</text:p>
          </table:table-cell>
          <table:table-cell table:style-name="ce12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1" table:number-rows-spanned="2">
            <text:p>ACUMULATORS</text:p>
          </table:table-cell>
          <table:table-cell table:style-name="ce12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B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A and B</text:p>
          </table:table-cell>
          <table:table-cell table:style-name="ce12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E</text:p>
          </table:table-cell>
          <table:table-cell table:style-name="ce12" office:value-type="string" calcext:value-type="string" table:number-columns-spanned="1" table:number-rows-spanned="2">
            <text:p>ACUMULATORS</text:p>
          </table:table-cell>
          <table:table-cell table:style-name="ce12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F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 and F</text:p>
          </table:table-cell>
          <table:table-cell table:style-name="ce12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D and W</text:p>
          </table:table-cell>
          <table:table-cell table:style-name="ce12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 table:number-columns-spanned="1" table:number-rows-spanned="2">
            <text:p><text:s/>INDEX REGISTERS</text:p>
          </table:table-cell>
          <table:table-cell table:style-name="ce12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2" office:value-type="string" calcext:value-type="string">
            <text:p>HITACHI</text:p>
          </table:table-cell>
          <table:table-cell/>
          <table:table-cell table:style-name="ce12" office:value-type="string" calcext:value-type="string">
            <text:p>Y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U</text:p>
          </table:table-cell>
          <table:table-cell table:style-name="ce12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S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CC</text:p>
          </table:table-cell>
          <table:table-cell table:style-name="ce12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P</text:p>
          </table:table-cell>
          <table:table-cell table:style-name="ce12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MODE / ERROR REGISTER</text:p>
          </table:table-cell>
          <table:table-cell table:style-name="ce12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REGISTER Inter-Register</text:p>
          </table:table-cell>
          <table:table-cell table:style-name="ce12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ZERO REGISTER</text:p>
          </table:table-cell>
          <table:table-cell table:style-name="ce12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2-06T17:05:12.415666470</dc:date>
    <meta:editing-duration>PT1H54M16S</meta:editing-duration>
    <meta:editing-cycles>10</meta:editing-cycles>
    <meta:generator>LibreOffice/6.4.7.2$Linux_X86_64 LibreOffice_project/40$Build-2</meta:generator>
    <meta:document-statistic meta:table-count="3" meta:cell-count="2660" meta:object-count="0"/>
  </office:meta>
</office:document-meta>
</file>